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5.25354330708662pt" style:use-optimal-column-width="true"/>
    </style:style>
    <style:style style:name="ACOL-8" style:family="table-column"/>
    <style:style style:name="AROW-1" style:family="table-row"/>
    <style:style style:name="AROW-2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 table:number-columns-repeated="5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0" table:number-columns-repeated="233"/>
        <table:table-column table:style-name="ACOL-0" table:number-columns-repeated="6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Bay_Of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393</text:p>
          </table:table-cell>
          <table:table-cell table:style-name="ACE-0" office:value-type="float" office:value="50.090000000000003">
            <text:p>50.09</text:p>
          </table:table-cell>
          <table:table-cell table:style-name="ACE-0" office:value-type="float" office:value="-57.590000000000003">
            <text:p>−57.59</text:p>
          </table:table-cell>
          <table:table-cell table:style-name="ACE-0" office:value-type="float" office:value="12500">
            <text:p>1250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organic sedi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0">
            <text:p>100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McNeelyMcCuaig1991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Bay_Of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026</text:p>
          </table:table-cell>
          <table:table-cell table:style-name="ACE-0" office:value-type="float" office:value="50.07">
            <text:p>50.07</text:p>
          </table:table-cell>
          <table:table-cell table:style-name="ACE-0" office:value-type="float" office:value="-57.700000000000003">
            <text:p>−57.7</text:p>
          </table:table-cell>
          <table:table-cell table:style-name="ACE-0" office:value-type="float" office:value="10700">
            <text:p>1070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40">
            <text:p>140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8.5999999999999996">
            <text:p>8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Grant1994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Bay_Of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025</text:p>
          </table:table-cell>
          <table:table-cell table:style-name="ACE-0" office:value-type="float" office:value="50.060000000000002">
            <text:p>50.06</text:p>
          </table:table-cell>
          <table:table-cell table:style-name="ACE-0" office:value-type="float" office:value="-57.710000000000001">
            <text:p>−57.71</text:p>
          </table:table-cell>
          <table:table-cell table:style-name="ACE-0" office:value-type="float" office:value="10100">
            <text:p>101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40">
            <text:p>140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.6000000000000001">
            <text:p>3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Grant1994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Bay_Of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006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57.729999999999997">
            <text:p>−57.73</text:p>
          </table:table-cell>
          <table:table-cell table:style-name="ACE-0" office:value-type="float" office:value="10600">
            <text:p>106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40">
            <text:p>140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1.700000000000003">
            <text:p>51.7</text:p>
          </table:table-cell>
          <table:table-cell table:style-name="ACE-0" office:value-type="float" office:value="3.2999999999999998">
            <text:p>3.3</text:p>
          </table:table-cell>
          <table:table-cell table:style-name="ACE-0" office:value-type="float" office:value="3.2999999999999998">
            <text:p>3.3</text:p>
          </table:table-cell>
          <table:table-cell table:style-name="ACE-0" office:value-type="string">
            <text:p>Grant1994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Bay_Of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762</text:p>
          </table:table-cell>
          <table:table-cell table:style-name="ACE-0" office:value-type="float" office:value="49.990000000000002">
            <text:p>49.99</text:p>
          </table:table-cell>
          <table:table-cell table:style-name="ACE-0" office:value-type="float" office:value="-57.789999999999999">
            <text:p>−57.79</text:p>
          </table:table-cell>
          <table:table-cell table:style-name="ACE-0" office:value-type="float" office:value="9060">
            <text:p>906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40">
            <text:p>140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9.1999999999999993">
            <text:p>9.2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Grant1994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Bay_Of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304</text:p>
          </table:table-cell>
          <table:table-cell table:style-name="ACE-0" office:value-type="float" office:value="49.990000000000002">
            <text:p>49.99</text:p>
          </table:table-cell>
          <table:table-cell table:style-name="ACE-0" office:value-type="float" office:value="-57.789999999999999">
            <text:p>−57.79</text:p>
          </table:table-cell>
          <table:table-cell table:style-name="ACE-0" office:value-type="float" office:value="9350">
            <text:p>935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0.4">
            <text:p>10.4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Grant1994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Bay_Of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3433</text:p>
          </table:table-cell>
          <table:table-cell table:style-name="ACE-0" office:value-type="float" office:value="49.909999999999997">
            <text:p>49.91</text:p>
          </table:table-cell>
          <table:table-cell table:style-name="ACE-0" office:value-type="float" office:value="-57.789999999999999">
            <text:p>−57.79</text:p>
          </table:table-cell>
          <table:table-cell table:style-name="ACE-0" office:value-type="float" office:value="8650">
            <text:p>865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40">
            <text:p>140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BrookesStevens198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Bay_Of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8746</text:p>
          </table:table-cell>
          <table:table-cell table:style-name="ACE-0" office:value-type="float" office:value="49.859999999999999">
            <text:p>49.86</text:p>
          </table:table-cell>
          <table:table-cell table:style-name="ACE-0" office:value-type="float" office:value="-57.82">
            <text:p>−57.82</text:p>
          </table:table-cell>
          <table:table-cell table:style-name="ACE-0" office:value-type="float" office:value="1190">
            <text:p>1190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scirpu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40000000000000002">
            <text:p>−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Daly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Bay_Of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8745</text:p>
          </table:table-cell>
          <table:table-cell table:style-name="ACE-0" office:value-type="float" office:value="49.859999999999999">
            <text:p>49.86</text:p>
          </table:table-cell>
          <table:table-cell table:style-name="ACE-0" office:value-type="float" office:value="-57.810000000000002">
            <text:p>−57.81</text:p>
          </table:table-cell>
          <table:table-cell table:style-name="ACE-0" office:value-type="float" office:value="1910">
            <text:p>191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alnus frag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Daly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Bay_Of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14374</text:p>
          </table:table-cell>
          <table:table-cell table:style-name="ACE-0" office:value-type="float" office:value="49.859999999999999">
            <text:p>49.86</text:p>
          </table:table-cell>
          <table:table-cell table:style-name="ACE-0" office:value-type="float" office:value="-57.810000000000002">
            <text:p>−57.81</text:p>
          </table:table-cell>
          <table:table-cell table:style-name="ACE-0" office:value-type="float" office:value="1240">
            <text:p>1240</text:p>
          </table:table-cell>
          <table:table-cell table:style-name="ACE-0" office:value-type="float" office:value="280">
            <text:p>280</text:p>
          </table:table-cell>
          <table:table-cell table:style-name="ACE-0" office:value-type="string">
            <text:p>basal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Daly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Bay_Of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14376</text:p>
          </table:table-cell>
          <table:table-cell table:style-name="ACE-0" office:value-type="float" office:value="49.859999999999999">
            <text:p>49.86</text:p>
          </table:table-cell>
          <table:table-cell table:style-name="ACE-0" office:value-type="float" office:value="-57.810000000000002">
            <text:p>−57.81</text:p>
          </table:table-cell>
          <table:table-cell table:style-name="ACE-0" office:value-type="float" office:value="376">
            <text:p>376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basal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Daly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Bay_Of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763</text:p>
          </table:table-cell>
          <table:table-cell table:style-name="ACE-0" office:value-type="float" office:value="49.759999999999998">
            <text:p>49.76</text:p>
          </table:table-cell>
          <table:table-cell table:style-name="ACE-0" office:value-type="float" office:value="-57.82">
            <text:p>−57.82</text:p>
          </table:table-cell>
          <table:table-cell table:style-name="ACE-0" office:value-type="float" office:value="8760">
            <text:p>876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40">
            <text:p>140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0999999999999996">
            <text:p>4.1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BrookesStevens198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Bay_Of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9886</text:p>
          </table:table-cell>
          <table:table-cell table:style-name="ACE-0" office:value-type="float" office:value="49.710000000000001">
            <text:p>49.71</text:p>
          </table:table-cell>
          <table:table-cell table:style-name="ACE-0" office:value-type="float" office:value="-57.939999999999998">
            <text:p>−57.94</text:p>
          </table:table-cell>
          <table:table-cell table:style-name="ACE-0" office:value-type="float" office:value="8150">
            <text:p>8150</text:p>
          </table:table-cell>
          <table:table-cell table:style-name="ACE-0" office:value-type="float" office:value="260">
            <text:p>260</text:p>
          </table:table-cell>
          <table:table-cell table:style-name="ACE-0" office:value-type="string">
            <text:p>organic mu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BrookesStevens198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Bay_Of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487</text:p>
          </table:table-cell>
          <table:table-cell table:style-name="ACE-0" office:value-type="float" office:value="49.469999999999999">
            <text:p>49.47</text:p>
          </table:table-cell>
          <table:table-cell table:style-name="ACE-0" office:value-type="float" office:value="-58.130000000000003">
            <text:p>−58.13</text:p>
          </table:table-cell>
          <table:table-cell table:style-name="ACE-0" office:value-type="float" office:value="12300">
            <text:p>1230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marine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40">
            <text:p>140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7">
            <text:p>27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BrookesEtal198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Bay_Of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462</text:p>
          </table:table-cell>
          <table:table-cell table:style-name="ACE-0" office:value-type="float" office:value="49.119999999999997">
            <text:p>49.12</text:p>
          </table:table-cell>
          <table:table-cell table:style-name="ACE-0" office:value-type="float" office:value="-58.409999999999997">
            <text:p>−58.41</text:p>
          </table:table-cell>
          <table:table-cell table:style-name="ACE-0" office:value-type="float" office:value="12400">
            <text:p>1240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40">
            <text:p>140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7.100000000000001">
            <text:p>37.1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McNeelyBrennan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Bay_Of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281</text:p>
          </table:table-cell>
          <table:table-cell table:style-name="ACE-0" office:value-type="float" office:value="49.049999999999997">
            <text:p>49.05</text:p>
          </table:table-cell>
          <table:table-cell table:style-name="ACE-0" office:value-type="float" office:value="-58.369999999999997">
            <text:p>−58.37</text:p>
          </table:table-cell>
          <table:table-cell table:style-name="ACE-0" office:value-type="float" office:value="9050">
            <text:p>905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140">
            <text:p>140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2">
            <text:p>52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McNeelyMcCuaig1991</text:p>
          </table:table-cell>
          <table:table-cell table:number-columns-repeated="240" table:style-name="ACE-0"/>
        </table:table-row>
        <table:table-row table:style-name="AROW-0" table:number-rows-repeated="23">
          <table:table-cell table:number-columns-repeated="256" table:style-name="ACE-0"/>
        </table:table-row>
        <table:table-row table:style-name="AROW-2">
          <table:table-cell table:number-columns-repeated="256" table:style-name="ACE-0"/>
        </table:table-row>
        <table:table-row table:style-name="AROW-0" table:number-rows-repeated="53">
          <table:table-cell table:number-columns-repeated="256" table:style-name="ACE-0"/>
        </table:table-row>
        <table:table-row table:style-name="AROW-0" table:number-rows-repeated="65441">
          <table:table-cell table:number-columns-repeated="256"/>
        </table:table-row>
        <table:table-row table:style-name="AROW-0">
          <table:table-cell table:number-columns-repeated="256" table:style-name="ACE-0"/>
        </table:table-row>
        <table:named-expressions>
          <table:named-expression table:name="Print_Area" table:expression="of:=#REF!" table:base-cell-address="$'Kivalliq.txt'.$A$1"/>
          <table:named-expression table:name="Sheet_Title" table:expression="of:=&quot;Kivalliq.txt&quot;" table:base-cell-address="$'Kivalliq.txt'.$A$1"/>
        </table:named-expressions>
        <gnm:selections gnm:cursor-col="11" gnm:cursor-row="16">
          <gnm:selection gnm:start-col="11" gnm:start-row="16" gnm:end-col="11" gnm:end-row="16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6-15T05:33:23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